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font-size="24pt" style:text-underline-style="solid" style:text-underline-width="auto" style:text-underline-color="font-color" fo:font-weight="bold" officeooo:rsid="00126ae9" officeooo:paragraph-rsid="00126ae9" style:font-size-asian="21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26pt" style:text-underline-style="solid" style:text-underline-width="auto" style:text-underline-color="font-color" fo:font-weight="bold" officeooo:rsid="00148aa6" officeooo:paragraph-rsid="00148aa6" style:font-size-asian="22.75pt" style:font-weight-asian="bold" style:font-size-complex="26pt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Liberation Sans" fo:font-size="12pt" style:text-underline-style="none" fo:font-weight="normal" officeooo:rsid="00126ae9" officeooo:paragraph-rsid="00126ae9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iberation Sans" fo:font-size="12pt" style:text-underline-style="none" fo:font-weight="normal" officeooo:rsid="00126ae9" officeooo:paragraph-rsid="00126ae9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ans" fo:font-size="12pt" style:text-underline-style="none" fo:font-weight="normal" officeooo:rsid="00141102" officeooo:paragraph-rsid="00141102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ans" fo:font-size="12pt" style:text-underline-style="none" fo:font-weight="normal" officeooo:rsid="00148aa6" officeooo:paragraph-rsid="00148aa6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ans" fo:font-size="12pt" style:text-underline-style="none" fo:font-weight="normal" officeooo:rsid="0017c088" officeooo:paragraph-rsid="0017c088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Liberation Mono" fo:font-size="26pt" style:text-underline-style="solid" style:text-underline-width="auto" style:text-underline-color="font-color" fo:font-weight="bold" officeooo:rsid="00126ae9" officeooo:paragraph-rsid="00126ae9" style:font-size-asian="26pt" style:font-weight-asian="bold" style:font-size-complex="26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Liberation Mono" fo:font-size="26pt" style:text-underline-style="solid" style:text-underline-width="auto" style:text-underline-color="font-color" fo:font-weight="bold" officeooo:rsid="0017c088" officeooo:paragraph-rsid="0017c088" style:font-size-asian="22.75pt" style:font-weight-asian="bold" style:font-size-complex="26pt" style:font-weight-complex="bold"/>
    </style:style>
    <style:style style:name="P10" style:family="paragraph" style:parent-style-name="Standard">
      <style:paragraph-properties fo:text-align="center" style:justify-single-word="false" fo:break-before="page"/>
      <style:text-properties style:font-name="Liberation Mono" fo:font-size="26pt" style:text-underline-style="solid" style:text-underline-width="auto" style:text-underline-color="font-color" fo:font-weight="bold" officeooo:rsid="00148aa6" officeooo:paragraph-rsid="00148aa6" style:font-size-asian="22.75pt" style:font-weight-asian="bold" style:font-size-complex="26pt" style:font-weight-complex="bold"/>
    </style:style>
    <style:style style:name="P11" style:family="paragraph" style:parent-style-name="Standard">
      <style:paragraph-properties fo:text-align="center" style:justify-single-word="false" fo:break-before="page"/>
      <style:text-properties style:font-name="Liberation Mono" fo:font-size="26pt" style:text-underline-style="solid" style:text-underline-width="auto" style:text-underline-color="font-color" fo:font-weight="bold" officeooo:rsid="0017c088" officeooo:paragraph-rsid="0017c088" style:font-size-asian="22.75pt" style:font-weight-asian="bold" style:font-size-complex="26pt" style:font-weight-complex="bold"/>
    </style:style>
    <style:style style:name="T1" style:family="text">
      <style:text-properties officeooo:rsid="00141102"/>
    </style:style>
    <style:style style:name="T2" style:family="text">
      <style:text-properties officeooo:rsid="0015f0d6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Cuestionario</text:p>
      <text:p text:style-name="P1"/>
      <text:list xml:id="list253120074" text:style-name="L1">
        <text:list-item>
          <text:p text:style-name="P3">¿Qué es un SVN?</text:p>
        </text:list-item>
        <text:list-item>
          <text:p text:style-name="P3">¿Qué es “GitHub”?</text:p>
        </text:list-item>
        <text:list-item>
          <text:p text:style-name="P3">¿Qué es collabnet” y “Tigris”?</text:p>
        </text:list-item>
      </text:list>
      <text:p text:style-name="P4"/>
      <text:p text:style-name="P4"/>
      <text:p text:style-name="P4">1) Apache Subversion (abreviado como SVN) es una herramienta de control de versiones open source. <text:span text:style-name="T1">Es usada por desarrolladores de software para mantener versiones historicas y actuales de archivos tales como codigo fuente, entre otros.</text:span></text:p>
      <text:p text:style-name="P4"/>
      <text:p text:style-name="P5">2) GitHub es una plataforma de desarrollo colaborativo para alojar proyectos usando el sistema de control de versiones llamado Git. Es utilizado principalmente para la creación de código fuente.</text:p>
      <text:p text:style-name="P5"/>
      <text:p text:style-name="P5">3) Collabnet es una firma de <text:tab/>software. Sus productos son usados por companías y organizaciones del gobierno para reducir el tiempo que se tarda en crear y lanzar software. Entre sus productos se encuentra Apache Subversion o SVN.</text:p>
      <text:p text:style-name="P5"><text:tab/>Tigris es una comunidad de desarrollo de software open source. Entre sus servicios está la revisión de control utilizando SVN. Es alojado por Collabnet.</text:p>
      <text:p text:style-name="P10">Manual de usuario</text:p>
      <text:p text:style-name="P2"/>
      <text:p text:style-name="P6">Al correr el programa se le pedirá que ingrese sus coordenadas de salida y sus coordenadas de destino, las mismas siendo separadas por latitud y longitud.</text:p>
      <text:p text:style-name="P6"><text:tab/><text:span text:style-name="T2">Luego se le mostrarán los viajes posibles que tiene entre esas coordenadas, si hay algún viaje directo posible y si hay algún viaje posible con una sola combinación de transporte indicandole el tipo de transporte con su línea y sus coordenadas. Se le mostrará también un dibujo de la ruta a tomar. Si las coordenadas están a menos de 300 metros se recomendará el viaje caminando.</text:span></text:p>
      <text:p text:style-name="P11">Manual de programador</text:p>
      <text:p text:style-name="P9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1T20:07:39.107402661</meta:creation-date>
    <dc:date>2019-10-31T20:49:47.549209919</dc:date>
    <meta:editing-duration>PT11M7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3" meta:paragraph-count="12" meta:word-count="240" meta:character-count="1464" meta:non-whitespace-character-count="1236"/>
  </office:meta>
</office:document-meta>
</file>